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99cm" svg:y1="15.478cm" svg:x2="5.699cm" svg:y2="7.985cm">
          <text:p/>
        </draw:line>
        <draw:line draw:style-name="gr1" draw:text-style-name="P1" draw:layer="layout" svg:x1="5.708cm" svg:y1="15.479cm" svg:x2="17.456cm" svg:y2="15.478cm">
          <text:p/>
        </draw:line>
        <draw:frame draw:style-name="gr2" draw:layer="layout" svg:width="5.08cm" svg:height="1.143cm" draw:transform="rotate (1.57620684747608) translate (3.694cm 12.69cm)">
          <draw:text-box>
            <text:p>Business Value</text:p>
          </draw:text-box>
        </draw:frame>
        <draw:frame draw:style-name="gr3" draw:layer="layout" svg:width="7.62cm" svg:height="1.901cm" svg:x="10.525cm" svg:y="16.367cm">
          <draw:text-box>
            <text:p>Complexity Story Points</text:p>
          </draw:text-box>
        </draw:frame>
        <draw:frame draw:style-name="gr4" draw:layer="layout" svg:width="12.7cm" svg:height="1.393cm" svg:x="5.699cm" svg:y="15.605cm">
          <draw:text-box>
            <text:p>0 1 <text:s/>2 <text:s/>3 <text:s text:c="4"/>5 <text:s text:c="4"/>8 <text:s text:c="8"/>13 <text:s text:c="15"/>20</text:p>
          </draw:text-box>
        </draw:frame>
        <draw:frame draw:style-name="gr5" draw:layer="layout" svg:width="1.778cm" svg:height="1.012cm" svg:x="4.937cm" svg:y="14.716cm">
          <draw:text-box>
            <text:p>0</text:p>
          </draw:text-box>
        </draw:frame>
        <draw:frame draw:style-name="gr5" draw:layer="layout" svg:width="1.778cm" svg:height="1.012cm" svg:x="4.556cm" svg:y="11.541cm">
          <draw:text-box>
            <text:p>50</text:p>
          </draw:text-box>
        </draw:frame>
        <draw:frame draw:style-name="gr5" draw:layer="layout" svg:width="1.778cm" svg:height="1.012cm" svg:x="4.302cm" svg:y="9.005cm">
          <draw:text-box>
            <text:p>100</text:p>
          </draw:text-box>
        </draw:frame>
        <draw:frame draw:style-name="gr6" draw:layer="layout" svg:width="2.794cm" svg:height="1.27cm" svg:x="5.699cm" svg:y="10.144cm">
          <draw:text-box>
            <text:p>US-01</text:p>
          </draw:text-box>
        </draw:frame>
        <draw:frame draw:style-name="gr6" draw:layer="layout" svg:width="2.794cm" svg:height="1.27cm" svg:x="11.668cm" svg:y="14.462cm">
          <draw:text-box>
            <text:p>US-03</text:p>
          </draw:text-box>
        </draw:frame>
        <draw:frame draw:style-name="gr6" draw:layer="layout" svg:width="2.794cm" svg:height="1.27cm" svg:x="9.255cm" svg:y="10.779cm">
          <draw:text-box>
            <text:p>US-05</text:p>
          </draw:text-box>
        </draw:frame>
        <draw:frame draw:style-name="gr6" draw:layer="layout" svg:width="2.794cm" svg:height="1.27cm" svg:x="6.969cm" svg:y="11.668cm">
          <draw:text-box>
            <text:p>US-04</text:p>
          </draw:text-box>
        </draw:frame>
        <draw:frame draw:style-name="gr6" draw:layer="layout" svg:width="2.794cm" svg:height="1.27cm" svg:x="7.604cm" svg:y="12.684cm">
          <draw:text-box>
            <text:p>US-02</text:p>
          </draw:text-box>
        </draw:frame>
        <draw:frame draw:style-name="gr6" draw:layer="layout" svg:width="2.794cm" svg:height="1.27cm" svg:x="8.62cm" svg:y="9.001cm">
          <draw:text-box>
            <text:p>US-0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10-26T23:22:33</meta:creation-date>
    <dc:date>2015-10-26T23:29:53</dc:date>
    <dc:creator>Dario Palminio</dc:creator>
    <meta:editing-duration>P0D</meta:editing-duration>
    <meta:editing-cycles>1</meta:editing-cycles>
    <meta:document-statistic meta:object-count="14"/>
    <meta:generator>LibreOffice/3.5$Linux_X86_64 LibreOffice_project/350m1$Build-2</meta:generator>
  </office:meta>
</office:document-meta>
</file>